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Source Code Pro Semibold" svg:font-family="'Source Code Pro Semibold'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Cantarell Extra Bold" svg:font-family="'Cantarell Extra Bold'" style:font-pitch="variable"/>
    <style:font-face style:name="Lion kinG" svg:font-family="'Lion kinG'" style:font-pitch="variable"/>
    <style:font-face style:name="Caladea" svg:font-family="Caladea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5in" fo:margin-right="-0.4366in" fo:margin-top="0in" fo:margin-bottom="0in" loext:contextual-spacing="true" fo:line-height="85%" fo:text-align="center" style:justify-single-word="false" fo:text-indent="0in" style:auto-text-indent="false" style:page-number="auto" fo:background-color="transparent"/>
      <style:text-properties fo:color="#4e102d" style:font-name="Lion kinG" fo:font-size="142pt" fo:font-weight="normal" officeooo:rsid="000560f4" officeooo:paragraph-rsid="000560f4" fo:background-color="#ffe994" style:font-size-asian="96pt" style:font-weight-asian="normal" style:font-size-complex="96pt" style:font-weight-complex="normal"/>
    </style:style>
    <style:style style:name="P2" style:family="paragraph" style:parent-style-name="Standard">
      <loext:graphic-properties draw:fill="none"/>
      <style:paragraph-properties fo:margin-left="0in" fo:margin-right="-0.4366in" fo:margin-top="0in" fo:margin-bottom="0in" loext:contextual-spacing="true" fo:line-height="85%" fo:text-align="center" style:justify-single-word="false" fo:text-indent="0in" style:auto-text-indent="false" fo:background-color="transparent"/>
      <style:text-properties officeooo:paragraph-rsid="0006ed8c"/>
    </style:style>
    <style:style style:name="T1" style:family="text">
      <style:text-properties fo:color="#4e102d" style:font-name="Abyssinica SIL" fo:font-weight="normal" officeooo:rsid="000560f4" fo:background-color="#ffe994" loext:char-shading-value="0" style:font-weight-asian="normal" style:font-weight-complex="normal"/>
    </style:style>
    <style:style style:name="T2" style:family="text">
      <style:text-properties fo:color="#4e102d" fo:font-weight="normal" officeooo:rsid="000560f4" fo:background-color="#ffe994" loext:char-shading-value="0" style:font-weight-asian="normal" style:font-weight-complex="normal"/>
    </style:style>
    <style:style style:name="T3" style:family="text">
      <style:text-properties fo:color="#4e102d" fo:font-size="66pt" fo:font-weight="normal" officeooo:rsid="000560f4" fo:background-color="#ffe994" loext:char-shading-value="0" style:font-size-asian="48pt" style:font-weight-asian="normal" style:font-size-complex="48pt" style:font-weight-complex="normal"/>
    </style:style>
    <style:style style:name="T4" style:family="text">
      <style:text-properties fo:color="#4e102d" fo:font-size="66pt" fo:font-weight="normal" officeooo:rsid="0009c4e5" fo:background-color="#ffe994" loext:char-shading-value="0" style:font-size-asian="48pt" style:font-weight-asian="normal" style:font-size-complex="48pt" style:font-weight-complex="normal"/>
    </style:style>
    <style:style style:name="T5" style:family="text">
      <style:text-properties fo:font-size="60pt" style:font-size-asian="48pt" style:font-size-complex="48pt"/>
    </style:style>
    <style:style style:name="T6" style:family="text">
      <style:text-properties fo:font-variant="small-caps" fo:color="#4e102d" fo:font-weight="normal" officeooo:rsid="000560f4" fo:background-color="#ffe994" loext:char-shading-value="0" style:font-weight-asian="normal" style:font-weight-complex="normal"/>
    </style:style>
    <style:style style:name="T7" style:family="text">
      <style:text-properties fo:font-variant="small-caps" fo:color="#4e102d" fo:font-size="66pt" fo:font-weight="normal" officeooo:rsid="0009c4e5" fo:background-color="#ffe994" loext:char-shading-value="0" style:font-size-asian="48pt" style:font-weight-asian="normal" style:font-size-complex="48pt" style:font-weight-complex="normal"/>
    </style:style>
    <style:style style:name="T8" style:family="text">
      <style:text-properties fo:font-variant="small-caps" fo:color="#4e102d" fo:font-size="66pt" fo:font-weight="normal" officeooo:rsid="000560f4" fo:background-color="#ffe994" loext:char-shading-value="0" style:font-size-asian="48pt" style:font-weight-asian="normal" style:font-size-complex="48pt" style:font-weight-complex="normal"/>
    </style:style>
    <style:style style:name="T9" style:family="text">
      <style:text-properties officeooo:rsid="0009c4e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hn Hall</text:p>
      <text:p text:style-name="P2"><text:span text:style-name="T3">V</text:span><text:span text:style-name="T8">ic</text:span><text:span text:style-name="T7">torious</text:span><text:span text:style-name="T3"> H</text:span><text:span text:style-name="T8">artford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Source Code Pro Semibold" svg:font-family="'Source Code Pro Semibold'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Cantarell Extra Bold" svg:font-family="'Cantarell Extra Bold'" style:font-pitch="variable"/>
    <style:font-face style:name="Lion kinG" svg:font-family="'Lion kinG'" style:font-pitch="variable"/>
    <style:font-face style:name="Caladea" svg:font-family="Caladea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4.75in" style:num-format="1" style:print-orientation="landscape" fo:margin-top="0.7874in" fo:margin-bottom="0.7874in" fo:margin-left="0.7874in" fo:margin-right="0.7874in" fo:background-color="#ffe994" style:writing-mode="lr-tb" draw:fill="solid" draw:fill-color="#ffe994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1-28T20:36:51.762401224</meta:creation-date>
    <dc:date>2021-01-29T09:02:49.567091370</dc:date>
    <meta:editing-duration>PT3M56S</meta:editing-duration>
    <meta:editing-cycles>1</meta:editing-cycles>
    <meta:document-statistic meta:table-count="0" meta:image-count="0" meta:object-count="0" meta:page-count="1" meta:paragraph-count="2" meta:word-count="4" meta:character-count="28" meta:non-whitespace-character-count="26"/>
    <meta:generator>LibreOffice/6.3.6.2$Linux_X86_64 LibreOffice_project/30$Build-2</meta:generator>
  </office:meta>
</office:document-meta>
</file>